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4c554" officeooo:paragraph-rsid="0024c5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477b9" officeooo:paragraph-rsid="002477b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477b9" officeooo:paragraph-rsid="002477b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477b9" officeooo:paragraph-rsid="002477b9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79517" officeooo:paragraph-rsid="00279517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66088" officeooo:paragraph-rsid="00266088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26f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9/04/2019</text:p>
      <text:p text:style-name="P3"/>
      <text:p text:style-name="P3">1) O que é gerenciamento de requisitos?</text:p>
      <text:p text:style-name="P3"/>
      <text:p text:style-name="P3"><text:span text:style-name="T1">O <text:s/>gerenciamento dos requisitos é o processo que auxilia os </text:span><text:span text:style-name="T2">stakeholders</text:span><text:span text:style-name="T1"> a identificar, controlar e rastrear os requisitos, em outras palavras, é o processo que gerencia as mudanças de requisitos no sistema, onde essas mudanças podem ocorrer quando o cliente desenvolve um melhor entendimento de sua real necessidade.</text:span></text:p>
      <text:p text:style-name="P2"/>
      <text:p text:style-name="P3">2) É importante gerenciar os requisitos de um sistema? Por quê?</text:p>
      <text:p text:style-name="P3"/>
      <text:p text:style-name="P1">O gerenciamento de requisitos é importante pois facilita a identificação das atividades, o controle dos requisitos e o rastreamento dos requisitos. Além disso, ainda permite o gerenciamento de mudanças dos requisitos durante o projeto de software.</text:p>
      <text:p text:style-name="P3"/>
      <text:p text:style-name="P3">3) O que deve-se decidir no processo de planejamento do gerenciamento de requisitos?</text:p>
      <text:p text:style-name="P3"/>
      <text:p text:style-name="P6">O planejamento do gerenciamento de requisitos descreve como os requisitos serão analisados, documentos e gerenciados <text:span text:style-name="T3">desde o início ao fim do projeto, se irão ser utilzados ferramentas para capturar os requisitos e armazená-los.</text:span></text:p>
      <text:p text:style-name="P3"/>
      <text:p text:style-name="P3">4) Descreva os principais estágios do gerenciamento de mudança de requisitos.</text:p>
      <text:p text:style-name="P3"/>
      <text:p text:style-name="P5">1 – Planejamento do gerenciamento – <text:span text:style-name="T1">Qual será o processo do gerenciamento dos requisitos, quais serão as ferramentas utilizadas.</text:span></text:p>
      <text:p text:style-name="P5"><text:span text:style-name="T1"/></text:p>
      <text:p text:style-name="P5">2 - </text:p>
      <text:p text:style-name="P3"/>
      <text:p text:style-name="P3"/>
      <text:p text:style-name="P3">5) Pesquise e descreva o que é uma matriz de rastreabilidade de requisito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4-11T10:25:36.232000000</dc:date>
    <meta:editing-duration>PT3H4M2S</meta:editing-duration>
    <meta:editing-cycles>17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1" meta:word-count="192" meta:character-count="1272" meta:non-whitespace-character-count="1087"/>
  </office:meta>
</office:document-meta>
</file>